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a537b" officeooo:paragraph-rsid="000a537b"/>
    </style:style>
    <style:style style:name="P5" style:family="paragraph" style:parent-style-name="Standard">
      <style:paragraph-properties fo:text-align="start" style:justify-single-word="false"/>
      <style:text-properties officeooo:rsid="000a537b" officeooo:paragraph-rsid="000c854d"/>
    </style:style>
    <style:style style:name="P6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537b" officeooo:paragraph-rsid="000a537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c854d" officeooo:paragraph-rsid="000c854d" style:font-weight-asian="bold" style:font-weight-complex="bold"/>
    </style:style>
    <style:style style:name="P9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0b4873" style:font-size-asian="12pt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officeooo:paragraph-rsid="000dabf5" fo:background-color="#ffffff" style:font-size-asian="8pt" style:font-size-complex="8pt"/>
    </style:style>
    <style:style style:name="T1" style:family="text">
      <style:text-properties officeooo:rsid="000a53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873" style:font-weight-asian="bold" style:font-weight-complex="bold"/>
    </style:style>
    <style:style style:name="T4" style:family="text">
      <style:text-properties officeooo:rsid="000b4873"/>
    </style:style>
    <style:style style:name="T5" style:family="text">
      <style:text-properties officeooo:rsid="000c854d"/>
    </style:style>
    <style:style style:name="T6" style:family="text">
      <style:text-properties officeooo:rsid="000d1dfb"/>
    </style:style>
    <style:style style:name="T7" style:family="text">
      <style:text-properties officeooo:rsid="000dab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работа №<text:span text:style-name="T5">6</text:span></text:p>
      <text:p text:style-name="P1">По дисциплине “Операционные системы”</text:p>
      <text:p text:style-name="P1">Тема: “<text:span text:style-name="T5">Средства межпроцессорного взаимодействия</text:span>”</text:p>
      <text:p text:style-name="Standard"/>
      <text:p text:style-name="Standard"/>
      <text:p text:style-name="Standard"/>
      <text:p text:style-name="Standard"/>
      <text:p text:style-name="P3"/>
      <text:p text:style-name="P3">Выполнил:</text:p>
      <text:p text:style-name="P3">Студент 2 курса</text:p>
      <text:p text:style-name="P3">Группы ИИ-21</text:p>
      <text:p text:style-name="P3">К<text:span text:style-name="T7">абак Д. Н.</text:span></text:p>
      <text:p text:style-name="P3">Проверил:</text:p>
      <text:p text:style-name="P3">Козинский А. 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Брест 2022</text:p>
      <text:p text:style-name="P4"><text:soft-page-break/><text:span text:style-name="T2">Цел работы:</text:span> изучить <text:span text:style-name="T5">средства межпроцессорного взаимодействия.</text:span></text:p>
      <text:p text:style-name="P7">Ход работы:</text:p>
      <text:p text:style-name="P7"/>
      <text:p text:style-name="P8">Задание:</text:p>
      <text:p text:style-name="P4">Написать программу, которая порождает дочерний процесс, и общается с ним через</text:p>
      <text:p text:style-name="P5">средства взаимодействия согласно варианту (Именованные каналы), передавая и получая информацию согласно варианту (Родитель передает величины катетов прямоугольного</text:p>
      <text:p text:style-name="P5">треугольника, назад получает величины острых углов.). Передачу и получение информации каждым из процессов сопровождать выводом на экран информации типа "процесс такой-то передал/получил такую-то информацию". Дочерние процессы начинают операции после получения сигнала SIGUSR1 от родительского процесса.</text:p>
      <text:p text:style-name="P2"/>
      <text:p text:style-name="P6">#include &lt;stdio.h&gt;</text:p>
      <text:p text:style-name="P6">#include &lt;unistd.h&gt;</text:p>
      <text:p text:style-name="P6">#include &lt;stdlib.h&gt;</text:p>
      <text:p text:style-name="P6">#include &lt;signal.h&gt;</text:p>
      <text:p text:style-name="P6">#include &lt;string.h&gt;</text:p>
      <text:p text:style-name="P6">#include &lt;sys/stat.h&gt;</text:p>
      <text:p text:style-name="P6">#include &lt;fcntl.h&gt;</text:p>
      <text:p text:style-name="P6">#include &lt;errno.h&gt;</text:p>
      <text:p text:style-name="P6">#include &lt;math.h&gt;</text:p>
      <text:p text:style-name="P6"/>
      <text:p text:style-name="P6">#define MQ_NAME "my_fifo"</text:p>
      <text:p text:style-name="P6"/>
      <text:p text:style-name="P6">int fd_fifo;</text:p>
      <text:p text:style-name="P6">char buf[20];</text:p>
      <text:p text:style-name="P6"/>
      <text:p text:style-name="P6">// <text:span text:style-name="T7">функция обработки родителем сигнала, посланного наследником</text:span></text:p>
      <text:p text:style-name="P6">void sig_handler_parent(int signum) {</text:p>
      <text:p text:style-name="P6"><text:s text:c="4"/>printf("Parent : Received a response signal from child \n");</text:p>
      <text:p text:style-name="P6"><text:s text:c="4"/>read(fd_fifo, buf, 20); // <text:span text:style-name="T7">читаем массив из fifo</text:span></text:p>
      <text:p text:style-name="P6"><text:s text:c="4"/>printf("Answer: %s\r\n", buf);</text:p>
      <text:p text:style-name="P6">}</text:p>
      <text:p text:style-name="P6"/>
      <text:p text:style-name="P12">// <text:span text:style-name="T7">функция обработки наследником сигнала, посланного родителем</text:span></text:p>
      <text:p text:style-name="P6">void sig_handler_child(int signum) {</text:p>
      <text:p text:style-name="P6"><text:s text:c="4"/>printf("Child : Received a signal from parent \n");</text:p>
      <text:p text:style-name="P12"><text:s text:c="4"/>read(fd_fifo, buf, 20); // <text:span text:style-name="T7">читаем массив из fifo</text:span></text:p>
      <text:p text:style-name="P6"><text:s text:c="4"/>int a, b;</text:p>
      <text:p text:style-name="P6"><text:s text:c="4"/>sscanf(buf, "%d %d", &amp;a, &amp;b); // <text:span text:style-name="T7">читаем из массива информацию в две переменные для дальнейших расчетов</text:span></text:p>
      <text:p text:style-name="P6"><text:s text:c="4"/>// <text:span text:style-name="T7">дальнейшие расчеты:</text:span></text:p>
      <text:p text:style-name="P6"><text:s text:c="4"/>float c = sqrt(a*a + b*b);</text:p>
      <text:p text:style-name="P6"><text:s text:c="4"/>float alpha = acos(a/c);</text:p>
      <text:p text:style-name="P6"><text:s text:c="4"/>float beta = acos(b/c);</text:p>
      <text:p text:style-name="P6"><text:s text:c="4"/>sprintf(buf, "%f %f", alpha, beta); // <text:span text:style-name="T7">записываем полученные значения в массив</text:span></text:p>
      <text:p text:style-name="P6"><text:s text:c="4"/>write(fd_fifo, buf, strlen(buf)); // <text:span text:style-name="T7">записываем массив в fifo</text:span></text:p>
      <text:p text:style-name="P6"><text:s text:c="4"/>buf[0] = '\0';</text:p>
      <text:p text:style-name="P6"><text:s text:c="4"/>sleep(1);</text:p>
      <text:p text:style-name="P6"><text:s text:c="4"/>kill(getppid(),SIGUSR1); // <text:span text:style-name="T7">посылаем сигнал ролительскому процессу</text:span></text:p>
      <text:p text:style-name="P6">}</text:p>
      <text:p text:style-name="P6"/>
      <text:p text:style-name="P6">int main() {</text:p>
      <text:p text:style-name="P6"><text:s text:c="4"/>pid_t pid;</text:p>
      <text:p text:style-name="P6"/>
      <text:p text:style-name="P6"><text:s text:c="4"/>unlink(MQ_NAME); // <text:span text:style-name="T7">если файл существует, пересозжаем его</text:span></text:p>
      <text:p text:style-name="P6"><text:s text:c="4"/>(void)umask(0); // <text:span text:style-name="T7">обнуляем маску прав</text:span></text:p>
      <text:p text:style-name="P6"><text:s text:c="4"/>// <text:span text:style-name="T7">пытаемся его создать</text:span></text:p>
      <text:p text:style-name="P6"><text:s text:c="4"/>if ((mkfifo(MQ_NAME, 0666)) != 0) {</text:p>
      <text:p text:style-name="P6"><text:s text:c="8"/>perror("Невозможно создать fifo\n");</text:p>
      <text:p text:style-name="P6"><text:s text:c="8"/>exit(1);</text:p>
      <text:p text:style-name="P6"><text:s text:c="4"/>}</text:p>
      <text:p text:style-name="P6"><text:s text:c="4"/>// <text:span text:style-name="T7">пытаемся его открыть</text:span></text:p>
      <text:p text:style-name="P6"><text:s text:c="4"/>if ((fd_fifo = open(MQ_NAME, O_RDWR)) == - 1) {</text:p>
      <text:p text:style-name="P6"><text:s text:c="8"/>perror("Невозможно открыть fifo\n");</text:p>
      <text:p text:style-name="P6"><text:s text:c="8"/>exit(1);</text:p>
      <text:p text:style-name="P6"><text:s text:c="4"/>}</text:p>
      <text:p text:style-name="P6"><text:soft-page-break/><text:s text:c="4"/></text:p>
      <text:p text:style-name="P6"><text:s text:c="4"/>// <text:span text:style-name="T7">создаем наследника ролительского процесса и тут же проверяем его</text:span></text:p>
      <text:p text:style-name="P6"><text:s text:c="4"/>if ((pid = fork())&lt;0){</text:p>
      <text:p text:style-name="P6"><text:s text:c="8"/>printf("Fork Failed\n");</text:p>
      <text:p text:style-name="P6"><text:s text:c="8"/>exit(1);</text:p>
      <text:p text:style-name="P6"><text:s text:c="4"/>}</text:p>
      <text:p text:style-name="P6"><text:s text:c="4"/>/* Child Process */</text:p>
      <text:p text:style-name="P6"><text:s text:c="4"/>else if(pid == 0) {</text:p>
      <text:p text:style-name="P12"><text:s text:c="8"/>signal(SIGUSR1,sig_handler_child); // <text:span text:style-name="T7">эта функция изменяет реакцию процесса-ребенка на ту, которая нам нужна, то есть <text:s/>sig_handler_child</text:span></text:p>
      <text:p text:style-name="P6"><text:s text:c="8"/>printf("Child: waiting for signal\n");</text:p>
      <text:p text:style-name="P6"><text:s text:c="8"/>pause();</text:p>
      <text:p text:style-name="P6"><text:s text:c="4"/>}</text:p>
      <text:p text:style-name="P6"><text:s text:c="4"/>/* Parent Process */</text:p>
      <text:p text:style-name="P6"><text:s text:c="4"/>else {</text:p>
      <text:p text:style-name="P12"><text:s text:c="8"/>signal(SIGUSR1,sig_handler_parent); // <text:span text:style-name="T7">эта функция изменяет реакцию процесса-родителя на ту, которая нам нужна, то есть <text:s/>sig_handler_parent</text:span></text:p>
      <text:p text:style-name="P6"><text:s text:c="8"/>sleep(1);</text:p>
      <text:p text:style-name="P6"><text:s text:c="8"/>sprintf(buf, "%d %d", 3, 4); // <text:span text:style-name="T7">записываем в массив два катета</text:span></text:p>
      <text:p text:style-name="P6"><text:s text:c="8"/>write(fd_fifo, buf, strlen(buf)); // <text:span text:style-name="T7">записываем массив в fifo</text:span></text:p>
      <text:p text:style-name="P6"><text:s text:c="8"/>buf[0] = '\0';</text:p>
      <text:p text:style-name="P6"><text:s text:c="8"/>printf("Parent: sending signal to Child\n");</text:p>
      <text:p text:style-name="P6"><text:s text:c="8"/>kill(pid,SIGUSR1); // <text:span text:style-name="T7">посылаем сигнал наследнику</text:span></text:p>
      <text:p text:style-name="P6"><text:s text:c="8"/>printf("Parent: waiting for response\n");</text:p>
      <text:p text:style-name="P6"><text:s text:c="8"/>pause();</text:p>
      <text:p text:style-name="P6"><text:s text:c="4"/>}</text:p>
      <text:p text:style-name="P6"><text:s text:c="4"/>return 0;</text:p>
      <text:p text:style-name="P6">}</text:p>
      <text:p text:style-name="P6"/>
      <text:p text:style-name="P6">/*Child: waiting for signal</text:p>
      <text:p text:style-name="P6">Parent: sending signal to Child</text:p>
      <text:p text:style-name="P6">Parent: waiting for response</text:p>
      <text:p text:style-name="P6">Child : Received a signal from parent </text:p>
      <text:p text:style-name="P6">Parent : Received a response signal from child </text:p>
      <text:p text:style-name="P6">Answer: 0.927295 0.643501</text:p>
      <text:p text:style-name="P6">*/</text:p>
      <text:p text:style-name="P9"><text:span text:style-name="Source_20_Text"/></text:p>
      <text:p text:style-name="P10"><text:span text:style-name="T3">Вывод:</text:span><text:span text:style-name="T4"> </text:span><text:span text:style-name="T1">изучи</text:span><text:span text:style-name="T4">л</text:span><text:span text:style-name="T1"> </text:span><text:span text:style-name="T5">сре</text:span><text:span text:style-name="T6">д</text:span><text:span text:style-name="T5">ства межпроцессорного взаимодействия на примере именованных канал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55:14.338755716</meta:creation-date>
    <dc:date>2022-12-16T12:37:20.131453788</dc:date>
    <meta:editing-duration>PT10M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102" meta:word-count="462" meta:character-count="3739" meta:non-whitespace-character-count="3086"/>
  </office:meta>
</office:document-meta>
</file>